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Open Sans" svg:font-family="'Open Sans', Helvetica, Arial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_20_Spacing">
      <style:text-properties fo:font-weight="bold" style:font-weight-asian="bold"/>
    </style:style>
    <style:style style:name="P2" style:family="paragraph" style:parent-style-name="No_20_Spacing">
      <style:paragraph-properties fo:text-align="justify" style:justify-single-word="false"/>
    </style:style>
    <style:style style:name="P3" style:family="paragraph" style:parent-style-name="No_20_Spacing" style:list-style-name="WWNum1">
      <style:paragraph-properties fo:text-align="justify" style:justify-single-word="false"/>
    </style:style>
    <style:style style:name="P4" style:family="paragraph" style:parent-style-name="No_20_Spacing" style:list-style-name="WWNum2">
      <style:paragraph-properties fo:text-align="justify" style:justify-single-word="false"/>
    </style:style>
    <style:style style:name="P5" style:family="paragraph" style:parent-style-name="No_20_Spacing" style:list-style-name="WWNum1"/>
    <style:style style:name="P6" style:family="paragraph" style:parent-style-name="No_20_Spacing">
      <style:text-properties officeooo:paragraph-rsid="001eedfd"/>
    </style:style>
    <style:style style:name="P7" style:family="paragraph" style:parent-style-name="No_20_Spacing">
      <style:paragraph-properties fo:margin-left="0.25in" fo:margin-right="0in" fo:text-indent="0in" style:auto-text-indent="false"/>
      <style:text-properties fo:font-weight="bold" style:font-weight-asian="bold"/>
    </style:style>
    <style:style style:name="P8" style:family="paragraph" style:parent-style-name="No_20_Spacing">
      <style:paragraph-properties fo:margin-left="0.5in" fo:margin-right="0in" fo:text-indent="0in" style:auto-text-indent="false"/>
      <style:text-properties fo:font-weight="bold" style:font-weight-asian="bold"/>
    </style:style>
    <style:style style:name="P9" style:family="paragraph" style:parent-style-name="No_20_Spacing">
      <style:paragraph-properties fo:break-before="page"/>
    </style:style>
    <style:style style:name="P10" style:family="paragraph" style:parent-style-name="No_20_Spacing" style:master-page-name="Standard">
      <style:paragraph-properties fo:text-align="center" style:justify-single-word="false" style:page-number="auto"/>
    </style:style>
    <style:style style:name="P11" style:family="paragraph">
      <loext:graphic-properties draw:fill="solid" draw:fill-color="#ffffff"/>
    </style:style>
    <style:style style:name="P12" style:family="paragraph">
      <style:paragraph-properties fo:text-align="center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center"/>
      <style:text-properties style:text-line-through-style="none" style:text-line-through-type="none" style:text-underline-style="none"/>
    </style:style>
    <style:style style:name="P16" style:family="paragraph">
      <loext:graphic-properties draw:fill="none"/>
      <style:paragraph-properties fo:text-align="center"/>
      <style:text-properties style:text-line-through-style="none" style:text-line-through-type="none" style:text-underline-style="none"/>
    </style:style>
    <style:style style:name="T1" style:family="text">
      <style:text-properties fo:font-size="20pt" fo:font-weight="bold" style:font-size-asian="20pt" style:font-weight-asian="bold"/>
    </style:style>
    <style:style style:name="T2" style:family="text">
      <style:text-properties style:text-position="sub 58%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 fo:font-style="italic" style:font-style-asian="italic"/>
    </style:style>
    <style:style style:name="T6" style:family="text">
      <style:text-properties officeooo:rsid="0017c1e6"/>
    </style:style>
    <style:style style:name="T7" style:family="text">
      <style:text-properties officeooo:rsid="001aff73"/>
    </style:style>
    <style:style style:name="T8" style:family="text">
      <style:text-properties officeooo:rsid="001eedfd"/>
    </style:style>
    <style:style style:name="T9" style:family="text">
      <style:text-properties fo:font-weight="bold"/>
    </style:style>
    <style:style style:name="T10" style:family="text">
      <style:text-properties fo:color="#ff0000" style:text-line-through-style="none" style:text-line-through-type="none" style:text-underline-style="none"/>
    </style:style>
    <style:style style:name="T11" style:family="text">
      <style:text-properties fo:font-size="11pt" fo:font-weight="bold"/>
    </style:style>
    <style:style style:name="T12" style:family="text">
      <style:text-properties fo:color="#ff0000" fo:font-size="6pt" style:font-size-asian="6pt" style:font-size-complex="6pt"/>
    </style:style>
    <style:style style:name="T13" style:family="text">
      <style:text-properties fo:color="#ff0000"/>
    </style:style>
    <style:style style:name="T14" style:family="text">
      <style:text-properties fo:color="#ff0000" style:text-line-through-style="none" style:text-line-through-type="none" fo:font-size="12pt" style:text-underline-style="none" fo:font-weight="normal" style:font-size-asian="12pt" style:font-weight-asian="normal" style:font-size-complex="12pt" style:font-weight-complex="normal"/>
    </style:style>
    <style:style style:name="T15" style:family="text">
      <style:text-properties fo:font-size="14pt"/>
    </style:style>
    <style:style style:name="gr1" style:family="graphic">
      <style:graphic-properties fo:margin-left="0.1252in" fo:margin-right="0.1252in" fo:margin-top="0in" fo:margin-bottom="0in" style:run-through="back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000000" draw:stroke-linejoin="round" draw:fill="solid" draw:fill-color="#ffffff" draw:textarea-vertical-align="top" fo:min-height="0in" fo:min-width="0in" style:run-through="background"/>
    </style:style>
    <style:style style:name="gr3" style:family="graphic">
      <style:graphic-properties draw:stroke="none" svg:stroke-width="0in" draw:fill="solid" draw:fill-color="#ffffff" draw:textarea-vertical-align="top" fo:min-height="0in" fo:min-width="0in" fo:padding-top="0.05in" fo:padding-bottom="0.05in" fo:padding-left="0.1in" fo:padding-right="0.1in" style:run-through="background"/>
    </style:style>
    <style:style style:name="gr4" style:family="graphic">
      <style:graphic-properties draw:stroke="none" svg:stroke-width="0in" draw:fill="none" draw:textarea-vertical-align="top" fo:min-height="0in" fo:min-width="0in" fo:padding-top="0.05in" fo:padding-bottom="0.05in" fo:padding-left="0.1in" fo:padding-right="0.1in" style:run-through="background"/>
    </style:style>
    <style:style style:name="gr5" style:family="graphic">
      <style:graphic-properties draw:stroke="solid" svg:stroke-width="0.0071in" svg:stroke-color="#000000" draw:marker-end="msArrowEnd_20_5" draw:marker-end-width="0.0827in" draw:marker-end-center="false" draw:stroke-linejoin="miter" draw:fill="solid" draw:fill-color="#ffffff" draw:textarea-vertical-align="top" fo:min-height="0in" fo:min-width="0in" fo:padding-top="0.0035in" fo:padding-bottom="0.0035in" fo:padding-left="0.0035in" fo:padding-right="0.0035in" style:run-through="background"/>
    </style:style>
    <style:style style:name="gr6" style:family="graphic">
      <style:graphic-properties draw:stroke="solid" svg:stroke-width="0.0071in" svg:stroke-color="#000000" draw:marker-start="msArrowEnd_20_5" draw:marker-start-width="0.0827in" draw:marker-start-center="false" draw:marker-end="msArrowEnd_20_5" draw:marker-end-width="0.0827in" draw:marker-end-center="false" draw:stroke-linejoin="miter" draw:fill="solid" draw:fill-color="#ffffff" draw:textarea-vertical-align="top" fo:min-height="0in" fo:min-width="0in" fo:padding-top="0.0035in" fo:padding-bottom="0.0035in" fo:padding-left="0.0035in" fo:padding-right="0.0035in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Secure Internet Relay Chat</text:span></text:p>
      <text:p text:style-name="P1"/>
      <text:p text:style-name="P2">Projekt Secure Internet Relay Chat si dáva za cieľ vytvoriť platformu, ktorá umožní jeho používateľom bezpečnú vzájomnú komunikáciu a zdieľanie multimediálneho obsahu. Skladá sa z dvoch časti a to konkrétne zo serveru a z klientskej aplikácie.</text:p>
      <text:p text:style-name="No_20_Spacing"/>
      <text:p text:style-name="P2">Server umožní klientom prihlásenie pod zvoleným pseudonymom. Nebude sa jednať o klasickú registráciu pomocou mena a hesla, pri ktorej si server tieto údaje ukladá, čo by umožnilo čiastočné sledovanie aktivity používateľov. V našom riešení sa užívateľ identifikuje iba unikátnym pseudonymom, pričom pre každé nové sedenie si môže tento identifikátor zvoliť nový čím sa snažíme dosiahnuť Server po prijatí kľúča <text:span text:style-name="T7">si ho archivuje pre neskoršiu potrebu komunikácie</text:span> ďalšie zvýšenie anonymity. Okrem „registrácie“ bude server poskytovať zoznam aktuálne prihlásených užívateľov a zabezpečovať inicializáciu spojenia dvoch klientov.</text:p>
      <text:p text:style-name="No_20_Spacing"/>
      <text:p text:style-name="P2">Klientska aplikácia bude slúžiť k prihláseniu na server a samotnú komunikáciu medzi klientami. Po nadviazaní spojenia bude komunikácia prebiehať vo forme peer-to-peer, pričom prenášané dáta budú šifrované symetrickou šifrou AES<text:span text:style-name="T2">256</text:span>.</text:p>
      <text:p text:style-name="No_20_Spacing"/>
      <text:p text:style-name="No_20_Spacing"><text:span text:style-name="T3">Zabezpečenie</text:span></text:p>
      <text:p text:style-name="No_20_Spacing"><text:span text:style-name="T4">Komunikácia so serverom</text:span></text:p>
      <text:p text:style-name="P2">Všetka komunikácia klienta so serverom prebieha pomocou protokolu TLS. Po pripojení klientska aplikácia vygeneruje verejný (K<text:span text:style-name="T2">PB</text:span>) a privátny (K<text:span text:style-name="T2">PR</text:span>) kľuč asymetrickej šifry RSA s dĺžkou <text:bookmark text:name="_GoBack"/><text:span text:style-name="T6">2048</text:span> bitov a svoj verejný kľuč odošle na server. Server po prijatí kľúča <text:span text:style-name="T7">si ho archivuje pre neskoršiu potrebu komunikácie a uzatvarani kanálu medzi klientami</text:span>. <text:span text:style-name="T8">Klient vygeneruje symetrický kľúč ktorý zašifruje verejným kľúčom servera, ktorý má nahratý a pošle ho na server.</text:span> Všetka nasledujúca komunikácia medzi klientskou aplikáciou a serverom je šifrovaná pomocou <text:span text:style-name="T8">tohto symetrického kľúča</text:span>.</text:p>
      <text:p text:style-name="No_20_Spacing"/>
      <text:p text:style-name="P6"><draw:g text:anchor-type="as-char" svg:y="0.0102in" draw:z-index="1" draw:name="Kresliace plátno 26" draw:style-name="gr1"><draw:custom-shape draw:style-name="gr2" draw:text-style-name="P11" svg:width="6.3232in" svg:height="1.2189in" svg:x="0.0484in" svg:y="0in"><text:p/><draw:enhanced-geometry draw:type="0"/></draw:custom-shape><draw:custom-shape draw:name="Textové pole 16" draw:style-name="gr3" draw:text-style-name="P13" svg:width="1.4579in" svg:height="0.5051in" svg:x="0in" svg:y="0.0398in"><text:p text:style-name="P12"><text:span text:style-name="T9">KLIENT</text:span></text:p><text:p text:style-name="P12"><text:span text:style-name="T15">KPB, KPR, KS</text:span></text:p><draw:enhanced-geometry draw:type="0"/></draw:custom-shape><draw:custom-shape draw:name="Textové pole 4" draw:style-name="gr4" draw:text-style-name="P14" svg:width="0.874in" svg:height="0.2787in" svg:x="2.6071in" svg:y="0.0382in"><text:p/><draw:enhanced-geometry draw:type="0"/></draw:custom-shape><draw:custom-shape draw:name="Rovná spojovacia šípka 20" draw:style-name="gr5" draw:text-style-name="P11" svg:width="1.2398in" svg:height="0.0012in" svg:x="1.3492in" svg:y="0.4154in"><text:p/><draw:enhanced-geometry draw:mirror-horizontal="true" draw:type="0"/></draw:custom-shape><draw:custom-shape draw:name="Textové pole 6" draw:style-name="gr4" draw:text-style-name="P16" svg:width="2.0988in" svg:height="1.1677in" svg:x="0.8917in" svg:y="0.1283in"><text:p text:style-name="P15"><text:span text:style-name="T10">KPB</text:span><text:span text:style-name="T10"><text:line-break/></text:span><text:span text:style-name="T10"> <text:s text:c="11"/>─────────────▶</text:span></text:p><text:p text:style-name="P15"><text:span text:style-name="T10">SPB(KS)</text:span></text:p><text:p text:style-name="P15"><text:span text:style-name="T10"><text:s text:c="12"/>─────────────▶</text:span></text:p><text:p text:style-name="P15"><text:span text:style-name="T10">KS(DATA)</text:span></text:p><text:p text:style-name="P15"><text:span text:style-name="T10"><text:s text:c="12"/>─────────────▶</text:span></text:p><draw:enhanced-geometry draw:type="0"/></draw:custom-shape><draw:custom-shape draw:name="Rovná spojovacia šípka 22" draw:style-name="gr5" draw:text-style-name="P11" svg:width="1.2406in" svg:height="0in" svg:x="3.5472in" svg:y="0.4154in"><text:p/><draw:enhanced-geometry draw:type="0"/></draw:custom-shape><draw:custom-shape draw:name="Textové pole 6" draw:style-name="gr4" draw:text-style-name="P14" svg:width="0.3016in" svg:height="0.2787in" svg:x="2.8799in" svg:y="0.6008in"><text:p/><draw:enhanced-geometry draw:type="0"/></draw:custom-shape><draw:custom-shape draw:name="Textové pole 16" draw:style-name="gr3" draw:text-style-name="P13" svg:width="1.0134in" svg:height="0.5051in" svg:x="4.7516in" svg:y="0.0402in"><text:p text:style-name="P12"><text:span text:style-name="T11">SERVER</text:span></text:p><text:p text:style-name="P12"><text:span text:style-name="T15">SPB,SP</text:span><text:span text:style-name="T15">R</text:span></text:p><draw:enhanced-geometry draw:type="0"/></draw:custom-shape><draw:custom-shape draw:name="Textové pole 6" draw:style-name="gr4" draw:text-style-name="P14" svg:width="1.9051in" svg:height="0.9594in" svg:x="3.1634in" svg:y="0.1339in"><text:p text:style-name="P12"><text:span text:style-name="T12"/></text:p><text:p text:style-name="P12"><text:span text:style-name="T12"/></text:p><text:p text:style-name="P12"><text:span text:style-name="T12"/></text:p><text:p text:style-name="P12"><text:span text:style-name="T12"/></text:p><text:p text:style-name="P12"><text:span text:style-name="T12"/></text:p><text:p text:style-name="P12"><text:span text:style-name="T13"><text:s text:c="6"/></text:span><text:span text:style-name="T13">KS(DATA)</text:span></text:p><text:p text:style-name="P12"><text:span text:style-name="T14">◀──────────── <text:s text:c="6"/></text:span></text:p><draw:enhanced-geometry draw:type="0"/></draw:custom-shape><draw:custom-shape draw:name="Rovná spojovacia šípka 30" draw:style-name="gr6" draw:text-style-name="P11" svg:width="3.448in" svg:height="0in" svg:x="1.3508in" svg:y="0.8839in"><text:p/><draw:enhanced-geometry draw:type="0"/></draw:custom-shape></draw:g></text:p>
      <text:p text:style-name="No_20_Spacing"/>
      <text:p text:style-name="No_20_Spacing"/>
      <text:p text:style-name="No_20_Spacing"><text:span text:style-name="T4">Komunikácia medzi klientami</text:span></text:p>
      <text:p text:style-name="P2">Po inicializácii spojenia medzi klientami, <text:span text:style-name="T7">jeden z nich</text:span> vygeneruje kľuč (K<text:span text:style-name="T2">S</text:span>) pre symetrickú šifru AES<text:span text:style-name="T2">256</text:span>. Tento kľuč zašifruje verejnými <text:span text:style-name="T7">kľúčom druheho klienta</text:span> a následne ho odošle. Klient, ktorý inicializoval spojenie vytvorí TLS spojenie s požadovaným klientom a nasledujúca komunikácia medzi klientami už prebieha šifrované pomocou tohto kľúča.</text:p>
      <text:p text:style-name="No_20_Spacing"/>
      <text:p text:style-name="No_20_Spacing"><text:soft-page-break/><draw:g text:anchor-type="as-char" svg:y="0.0102in" draw:z-index="0" draw:name="Kresliace plátno 26" draw:style-name="gr1"><draw:custom-shape draw:style-name="gr2" draw:text-style-name="P11" svg:width="6.3232in" svg:height="1.2189in" svg:x="0in" svg:y="0in"><text:p/><draw:enhanced-geometry draw:type="0"/></draw:custom-shape><draw:custom-shape draw:name="Textové pole 16" draw:style-name="gr3" draw:text-style-name="P13" svg:width="0.9169in" svg:height="0.6343in" svg:x="0.2209in" svg:y="0.0398in"><text:p text:style-name="P12"><text:span text:style-name="T9">KLIENT1</text:span></text:p><text:p text:style-name="P12"/><text:p text:style-name="P12"><text:span text:style-name="T9"/></text:p><draw:enhanced-geometry draw:type="0"/></draw:custom-shape><draw:custom-shape draw:name="Textové pole 4" draw:style-name="gr4" draw:text-style-name="P14" svg:width="0.874in" svg:height="0.2787in" svg:x="2.5583in" svg:y="0.0382in"><text:p text:style-name="P12"><text:span text:style-name="T9"/></text:p><draw:enhanced-geometry draw:type="0"/></draw:custom-shape><draw:custom-shape draw:name="Rovná spojovacia šípka 20" draw:style-name="gr5" draw:text-style-name="P11" svg:width="1.2398in" svg:height="0.0012in" svg:x="1.3008in" svg:y="0.4154in"><text:p/><draw:enhanced-geometry draw:mirror-horizontal="true" draw:type="0"/></draw:custom-shape><draw:custom-shape draw:name="Textové pole 6" draw:style-name="gr4" draw:text-style-name="P16" svg:width="2.0988in" svg:height="0.8122in" svg:x="0.8429in" svg:y="0.1283in"><text:p text:style-name="P15"><text:span text:style-name="T10">K2PB(KS)</text:span><text:span text:style-name="T10"><text:line-break/></text:span><text:span text:style-name="T10"> <text:s text:c="11"/></text:span><text:span text:style-name="T10">────────</text:span><text:span text:style-name="T10">─────▶</text:span></text:p><text:p text:style-name="P15"><text:span text:style-name="T10">KS(DATA)</text:span></text:p><text:p text:style-name="P15"><text:span text:style-name="T10"><text:s text:c="12"/></text:span><text:span text:style-name="T10">────────</text:span><text:span text:style-name="T10">─────▶</text:span></text:p><draw:enhanced-geometry draw:type="0"/></draw:custom-shape><draw:custom-shape draw:name="Rovná spojovacia šípka 22" draw:style-name="gr5" draw:text-style-name="P11" svg:width="1.2406in" svg:height="0in" svg:x="3.4984in" svg:y="0.4154in"><text:p/><draw:enhanced-geometry draw:type="0"/></draw:custom-shape><draw:custom-shape draw:name="Textové pole 6" draw:style-name="gr4" draw:text-style-name="P14" svg:width="0.3016in" svg:height="0.2787in" svg:x="2.8311in" svg:y="0.6008in"><text:p text:style-name="P12"><text:span text:style-name="T13"/></text:p><draw:enhanced-geometry draw:type="0"/></draw:custom-shape><draw:custom-shape draw:name="Textové pole 16" draw:style-name="gr3" draw:text-style-name="P13" svg:width="0.9169in" svg:height="0.4567in" svg:x="4.7508in" svg:y="0.0402in"><text:p text:style-name="P12"><text:span text:style-name="T11">KLIENT2</text:span></text:p><text:p text:style-name="P12"><text:span text:style-name="T11"/></text:p><draw:enhanced-geometry draw:type="0"/></draw:custom-shape><draw:custom-shape draw:name="Textové pole 6" draw:style-name="gr4" draw:text-style-name="P14" svg:width="1.9051in" svg:height="0.5705in" svg:x="3.1146in" svg:y="0.1339in"><text:p text:style-name="P12"><text:span text:style-name="T12"/></text:p><text:p text:style-name="P12"><text:span text:style-name="T13"><text:s text:c="6"/></text:span><text:span text:style-name="T13">KS(DATA)</text:span></text:p><text:p text:style-name="P12"><text:span text:style-name="T14">◀──────────── <text:s text:c="6"/></text:span></text:p><draw:enhanced-geometry draw:type="0"/></draw:custom-shape><draw:custom-shape draw:name="Rovná spojovacia šípka 30" draw:style-name="gr6" draw:text-style-name="P11" svg:width="3.448in" svg:height="0in" svg:x="1.302in" svg:y="0.8839in"><text:p/><draw:enhanced-geometry draw:type="0"/></draw:custom-shape></draw:g></text:p>
      <text:p text:style-name="No_20_Spacing"/>
      <text:p text:style-name="No_20_Spacing"><text:span text:style-name="T3">Popis funkcionality</text:span></text:p>
      <text:p text:style-name="P1"/>
      <text:p text:style-name="No_20_Spacing"><text:span text:style-name="T4">Server</text:span></text:p>
      <text:list xml:id="list4707805067518629402" text:style-name="WWNum1">
        <text:list-item>
          <text:p text:style-name="P3"><text:span text:style-name="T4">REGISTRATION_CONFIRM – </text:span>po prijatí žiadosti na prihlásenie klienta, server skontroluje či nie je požadovaný pseudonym už používaný. V prípade že nie, klienta prihlási a odošle mu potvrdenie o úspešnom prihlásení. Spolu so zvoleným pseudonymom je uložený aj verejný kľuč a IP adresa klienta s portom, na ktorom naslúcha.</text:p>
        </text:list-item>
      </text:list>
      <text:p text:style-name="P7"/>
      <text:list xml:id="list195534148686026" text:continue-numbering="true" text:style-name="WWNum1">
        <text:list-item>
          <text:p text:style-name="P3"><text:span text:style-name="T4">REGISTRATION_REJECT – </text:span>oznámenie klientovi že sa pod zvoleným pseudonymom nepodarilo prihlásiť.</text:p>
        </text:list-item>
      </text:list>
      <text:p text:style-name="P1"/>
      <text:list xml:id="list195533588803665" text:continue-numbering="true" text:style-name="WWNum1">
        <text:list-item>
          <text:p text:style-name="P5"><text:span text:style-name="T4">LEAVE_CONFIRM – </text:span>odhlásenie klienta.</text:p>
        </text:list-item>
      </text:list>
      <text:p text:style-name="P1"/>
      <text:list xml:id="list195533721617704" text:continue-numbering="true" text:style-name="WWNum1">
        <text:list-item>
          <text:p text:style-name="P3"><text:span text:style-name="T4">SEND_LIST – </text:span>po prijatí správy <text:span text:style-name="T5">GET_LIST </text:span>od klientskej aplikácie, server odošle zoznam aktuálne prihlásených pseudonymov.</text:p>
        </text:list-item>
      </text:list>
      <text:p text:style-name="P8"/>
      <text:list xml:id="list811979138074622255" text:style-name="WWNum2">
        <text:list-item>
          <text:p text:style-name="P4"><text:span text:style-name="T4">CONNECT_REQUEST – </text:span>server po prijatí požiadavky o spojenie s druhým používateľom overí existenciu zadaného pseudonymu. V prípade úspechu pošle danému klientovi požiadavku o spojenie.</text:p>
        </text:list-item>
      </text:list>
      <text:p text:style-name="P8"/>
      <text:list xml:id="list195533939985326" text:continue-numbering="true" text:style-name="WWNum2">
        <text:list-item>
          <text:p text:style-name="P4"><text:span text:style-name="T4">REQUEST_FAIL – </text:span>oznámenie používateľovi, že sa pokúša spojiť s neexistujúcim pseudonymom alebo oznámenie, že protistrana spojenie odmietla.</text:p>
        </text:list-item>
      </text:list>
      <text:p text:style-name="P8"/>
      <text:list xml:id="list195532901280263" text:continue-numbering="true" text:style-name="WWNum2">
        <text:list-item>
          <text:p text:style-name="P4"><text:span text:style-name="T4">SEND_USER_INFO – </text:span>po potvrdení požiadavku o spojení s klientom, sú obom účastníkom zaslané informácie o ich partnerovi (verejný kľúč a IP adresa s portom).</text:p>
        </text:list-item>
      </text:list>
      <text:p text:style-name="P1"/>
      <text:p text:style-name="No_20_Spacing"/>
      <text:p text:style-name="No_20_Spacing"><text:span text:style-name="T4">Klientska aplikácia</text:span></text:p>
      <text:p text:style-name="No_20_Spacing"/>
      <text:p text:style-name="No_20_Spacing">Komunikácia so serverom:</text:p>
      <text:p text:style-name="No_20_Spacing"/>
      <text:list xml:id="list195533458246946" text:continue-list="list195533721617704" text:style-name="WWNum1">
        <text:list-item>
          <text:p text:style-name="P3"><text:span text:style-name="T4">REGISTRATION – </text:span>požiadavka na server o prihlásenie pod zvoleným pseudonymom.</text:p>
        </text:list-item>
      </text:list>
      <text:p text:style-name="P8"/>
      <text:list xml:id="list195534584088783" text:continue-numbering="true" text:style-name="WWNum1">
        <text:list-item>
          <text:p text:style-name="P3"><text:span text:style-name="T4">LEAVE – </text:span>požiadavka o odhlásenie pseudonymu.</text:p>
        </text:list-item>
      </text:list>
      <text:p text:style-name="P1"/>
      <text:list xml:id="list195533698903715" text:continue-numbering="true" text:style-name="WWNum1">
        <text:list-item>
          <text:p text:style-name="P3"><text:span text:style-name="T4">GET_LIST – </text:span>požiadavka o zoznam aktuálne prihlásených pseudonymov.</text:p>
        </text:list-item>
      </text:list>
      <text:p text:style-name="P1"/>
      <text:list xml:id="list195533489673260" text:continue-numbering="true" text:style-name="WWNum1">
        <text:list-item>
          <text:p text:style-name="P3"><text:span text:style-name="T4">SEND_REQUEST – </text:span>požiadavka o nadviazanie spojenia s druhým klientom. Táto správa je zaslaná na server, ktorý následne overí existenciu zadaného pseudonymu. Po úspešnom overení prepošle túto požiadavku zodpovedajúcemu klientovi.</text:p>
        </text:list-item>
      </text:list>
      <text:p text:style-name="P1"><text:soft-page-break/></text:p>
      <text:list xml:id="list195532886714837" text:continue-numbering="true" text:style-name="WWNum1">
        <text:list-item>
          <text:p text:style-name="P5"><text:span text:style-name="T4">REQUEST_CONFIRM – </text:span>prijatie požiadavku o spojenie s druhým klientom.</text:p>
        </text:list-item>
      </text:list>
      <text:p text:style-name="P8"/>
      <text:list xml:id="list195533636577690" text:continue-numbering="true" text:style-name="WWNum1">
        <text:list-item>
          <text:p text:style-name="P5"><text:span text:style-name="T4">REQUEST_REJECT – </text:span>odmietnutie <text:s/>požiadavku spojenie s druhým klientom.</text:p>
        </text:list-item>
      </text:list>
      <text:p text:style-name="P8"/>
      <text:p text:style-name="Standard"/>
      <text:p text:style-name="P9">Komunikácia s druhým klientom:</text:p>
      <text:p text:style-name="P8"/>
      <text:list xml:id="list195534672335285" text:continue-numbering="true" text:style-name="WWNum1">
        <text:list-item>
          <text:p text:style-name="P3"><text:span text:style-name="T4">CREATE_CHANEL – </text:span>v prípade súhlasu partnera s požiadavkou o komunikáciu sa s týmto klientom vytvorí priamy, zabezpečený kanál (viz. Zabezpečenie).</text:p>
        </text:list-item>
      </text:list>
      <text:p text:style-name="P8"/>
      <text:list xml:id="list195533807849064" text:continue-numbering="true" text:style-name="WWNum1">
        <text:list-item>
          <text:p text:style-name="P3"><text:span text:style-name="T4">DELETE_CHANEL – </text:span>pri ukončení spojenia s klientom sa uzavrie socket a uvoľní pamäť s už nepotrebnými informáciami.</text:p>
        </text:list-item>
      </text:list>
      <text:p text:style-name="P8"/>
      <text:list xml:id="list195533982009554" text:continue-numbering="true" text:style-name="WWNum1">
        <text:list-item>
          <text:p text:style-name="P3"><text:span text:style-name="T4">SEND_MESSAGE – </text:span>odoslanie správy partnerovi, spolu s telom správy je poslaný aj čas odoslania.</text:p>
        </text:list-item>
      </text:list>
      <text:p text:style-name="P1"/>
      <text:list xml:id="list195534255100381" text:continue-numbering="true" text:style-name="WWNum1">
        <text:list-item>
          <text:p text:style-name="P5"><text:span text:style-name="T4">SEND_FILE – </text:span>požiadavka na odoslanie multimediálneho obsahu partnerovi.</text:p>
        </text:list-item>
      </text:list>
      <text:p text:style-name="P1"/>
      <text:list xml:id="list195534696072605" text:continue-numbering="true" text:style-name="WWNum1">
        <text:list-item>
          <text:p text:style-name="P5"><text:span text:style-name="T4">FILE_ CONFIRM – </text:span>prijatie multimediálneho obsahu odoslaného partnerom.</text:p>
        </text:list-item>
      </text:list>
      <text:p text:style-name="P8"/>
      <text:list xml:id="list195534895569749" text:continue-numbering="true" text:style-name="WWNum1">
        <text:list-item>
          <text:p text:style-name="P5"><text:span text:style-name="T4">FILE_ REJECT – </text:span>odmietnutie multimediálneho obsahu odoslaného partnerom.</text:p>
        </text:list-item>
      </text:list>
      <text:p text:style-name="No_20_Spacing"/>
      <text:p text:style-name="No_20_Spacing"/>
      <text:p text:style-name="No_20_Spacing"/>
      <text:p text:style-name="No_20_Spacing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Open Sans" svg:font-family="'Open Sans', Helvetica, Arial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sk" fo:country="SK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sk" fo:country="SK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F" style:font-family-generic-asian="system" style:font-pitch-asian="variable" style:font-size-asian="12pt" style:language-asian="sk" style:country-asian="SK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Nadpis_20_1_20_Char" style:display-name="Nadpis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káš Križan</meta:initial-creator>
    <meta:editing-cycles>7</meta:editing-cycles>
    <meta:creation-date>2017-03-11T20:34:00</meta:creation-date>
    <dc:date>2017-06-21T19:55:32.661487838</dc:date>
    <meta:editing-duration>PT20M51S</meta:editing-duration>
    <meta:generator>LibreOffice/5.1.6.2$Linux_X86_64 LibreOffice_project/10m0$Build-2</meta:generator>
    <meta:document-statistic meta:table-count="0" meta:image-count="0" meta:object-count="0" meta:page-count="4" meta:paragraph-count="35" meta:word-count="589" meta:character-count="4366" meta:non-whitespace-character-count="380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